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e5804"/>
    </style:style>
    <style:style style:name="P2" style:family="paragraph" style:parent-style-name="Standard" style:master-page-name="Standard">
      <style:paragraph-properties style:page-number="auto"/>
    </style:style>
    <style:style style:name="T1" style:family="text">
      <style:text-properties officeooo:rsid="000b94b2"/>
    </style:style>
    <style:style style:name="T2" style:family="text">
      <style:text-properties officeooo:rsid="000cdb9f"/>
    </style:style>
    <style:style style:name="T3" style:family="text">
      <style:text-properties officeooo:rsid="000e5804"/>
    </style:style>
    <style:style style:name="T4" style:family="text">
      <style:text-properties officeooo:rsid="001214e5"/>
    </style:style>
    <style:style style:name="T5" style:family="text">
      <style:text-properties officeooo:rsid="001569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patial distribution modeling of Thanatophilus sinuatus</text:span> (Coleoptera: <text:span text:style-name="T1">Silphinae</text:span>) in the Czech Republic</text:p>
      <text:p text:style-name="Standard"/>
      <text:p text:style-name="P1"><text:span text:style-name="T1">Carrion beetles of genus Thantophilus</text:span> are an important part of the North Hemisphere ecosystems. They are providing valuable ecosystem services by promoting nutrient cycling and biological control of pests. <text:span text:style-name="T3">This species is also valuable bio-indicator for forensic entomology as it regularly occurs on human remains and it could give us valuable informations regarding time of death and possible body manipulation. Thanatophilus sinuatus is one of the most common species of necrophagous beetles in the </text:span>Czech Republi<text:span text:style-name="T5">c</text:span> and our goal was to <text:span text:style-name="T1">model the possible occurrence by using statistical methods as a cost effective tool for mapping its presence across the whole country</text:span>. The study <text:span text:style-name="T5">was based on random observations of the species in the Czech Republic and other Central European countries (e.g. Germany, Slovakia, Austria and Poland). The data of occurrence were coupled with local environmental factors (e.g. temperature, precipitation, seasonality, etc.). These data were evaluated by machine learning algorithm MaxEnt and extrapolated to provide the probability of occurrence across the Czech Republic. Based on this extrapolation we show in the article where we could expect T. sinuatus to occur and we further discuss, which environmental factors are correlated with the distribution of this specie.</text:span></text:p>
      <text:p text:style-name="P1"/>
      <text:p text:style-name="P1"/>
      <text:p text:style-name="Standard">Keywords: <text:span text:style-name="T4">Coleoptera, </text:span>Silphidae; <text:span text:style-name="T2">Thanatophilus sinuatus</text:span>; <text:span text:style-name="T2">spatial modeling</text:span>; Czech Republic; nature, <text:span text:style-name="T2">MaxE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ec Pavel</meta:initial-creator>
    <meta:editing-cycles>63</meta:editing-cycles>
    <meta:creation-date>2015-02-26T07:29:00</meta:creation-date>
    <dc:date>2017-03-08T09:40:12.344175814</dc:date>
    <meta:editing-duration>PT17H21M39S</meta:editing-duration>
    <meta:generator>LibreOffice/5.1.6.2$Linux_X86_64 LibreOffice_project/10m0$Build-2</meta:generator>
    <meta:document-statistic meta:table-count="0" meta:image-count="0" meta:object-count="0" meta:page-count="1" meta:paragraph-count="3" meta:word-count="218" meta:character-count="1510" meta:non-whitespace-character-count="1294"/>
    <meta:user-defined meta:name="AppVersion">15.0000</meta:user-defined>
    <meta:user-defined meta:name="Company">Česká zemědělská univerzita v Pra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